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5BCE0000B7EE0000C17AB6E039E43E48BEE0.svg" manifest:media-type="image/svg+xml"/>
  <manifest:file-entry manifest:full-path="Pictures/10000000000001DA0000029A512257A424A4213E.jpg" manifest:media-type="image/jpeg"/>
  <manifest:file-entry manifest:full-path="Pictures/10000201000002B2000002D52DCD1A92BE71F500.png" manifest:media-type="image/png"/>
  <manifest:file-entry manifest:full-path="Pictures/10000000000001DA000001DA11234FE4AF394980.jpg" manifest:media-type="image/jpeg"/>
  <manifest:file-entry manifest:full-path="Pictures/10000000000001DA0000016262ED6C3630657645.jpg" manifest:media-type="image/jpeg"/>
  <manifest:file-entry manifest:full-path="Pictures/10000000000001DA000001DA798961FB8370AA89.jpg" manifest:media-type="image/jpeg"/>
  <manifest:file-entry manifest:full-path="Pictures/100000000000025D0000018940629344A24B1A13.jpg" manifest:media-type="image/jpeg"/>
  <manifest:file-entry manifest:full-path="Pictures/10000000000001DA000001DADCA4BDBB42F2BF4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loext:graphic-properties draw:fill-color="#003d73"/>
    </style:style>
    <style:style style:name="P2" style:family="paragraph">
      <loext:graphic-properties draw:fill-color="#eeeeee"/>
    </style:style>
    <style:style style:name="P3" style:family="paragraph">
      <style:text-properties fo:font-size="1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bitmap" draw:fill-image-name="ccfplii" draw:fill-image-width="9.439cm" draw:fill-image-height="8.289cm" style:repeat="no-repeat" draw:fill-image-ref-point="center"/>
      <style:paragraph-properties fo:text-align="center"/>
    </style:style>
    <style:style style:name="P7" style:family="paragraph">
      <loext:graphic-properties draw:fill="bitmap" draw:fill-image-name="Cfp3" draw:fill-image-width="9.439cm" draw:fill-image-height="8.553cm" style:repeat="no-repeat" draw:fill-image-ref-point="center"/>
      <style:paragraph-properties fo:text-align="center"/>
    </style:style>
    <style:style style:name="P8" style:family="paragraph">
      <loext:graphic-properties draw:fill="bitmap" draw:fill-image-name="cfp1" draw:fill-image-width="10.322cm" draw:fill-image-height="9.911cm" style:repeat="no-repeat" draw:fill-image-ref-point="center"/>
      <style:paragraph-properties fo:text-align="center"/>
    </style:style>
    <style:style style:name="P9" style:family="paragraph">
      <loext:graphic-properties draw:fill="bitmap" draw:fill-image-name="cfp222" draw:fill-image-width="10.322cm" draw:fill-image-height="8.553cm" style:repeat="no-repeat" draw:fill-image-ref-point="center"/>
      <style:paragraph-properties fo:text-align="center"/>
    </style:style>
    <style:style style:name="P10" style:family="paragraph">
      <style:text-properties fo:color="#000000"/>
    </style:style>
    <style:style style:name="P11" style:family="paragraph">
      <loext:graphic-properties draw:fill="none" draw:fill-color="#ffffff"/>
      <style:text-properties fo:color="#000000" style:text-outline="false" style:font-name="Ubuntu" fo:font-size="54pt" fo:text-shadow="1pt 1pt" style:font-size-asian="54pt" style:font-size-complex="54pt"/>
    </style:style>
    <style:style style:name="P12" style:family="paragraph">
      <loext:graphic-properties draw:fill="none" draw:fill-color="#ffffff"/>
      <style:text-properties fo:color="#ffffff" style:text-outline="false" style:font-name="Ubuntu" fo:font-size="54pt" fo:text-shadow="1pt 1pt" style:font-size-asian="54pt" style:font-size-complex="54pt"/>
    </style:style>
    <style:style style:name="P13" style:family="paragraph">
      <style:paragraph-properties fo:text-align="center"/>
      <style:text-properties fo:color="#ffffff" style:font-name="Ubuntu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Ubuntu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>
      <loext:graphic-properties draw:fill-color="#b2b2b2"/>
    </style:style>
    <style:style style:name="P16" style:family="paragraph">
      <loext:graphic-properties draw:fill-color="#333333"/>
    </style:style>
    <style:style style:name="P17" style:family="paragraph">
      <style:text-properties style:font-name="Ubuntu"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Ubuntu" fo:font-size="24pt" style:font-size-asian="24pt" style:font-size-complex="24pt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-color="#0066b3"/>
      <style:paragraph-properties fo:text-align="center"/>
    </style:style>
    <style:style style:name="P21" style:family="paragraph">
      <loext:graphic-properties draw:fill-color="#ce181e"/>
      <style:paragraph-properties fo:text-align="center"/>
    </style:style>
    <style:style style:name="P22" style:family="paragraph">
      <loext:graphic-properties draw:fill-color="#e3d200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T1" style:family="text">
      <style:text-properties fo:color="#000000" style:text-outline="false" style:font-name="Ubuntu" fo:font-size="54pt" fo:text-shadow="1pt 1pt" style:font-size-asian="54pt" style:font-size-complex="54pt"/>
    </style:style>
    <style:style style:name="T2" style:family="text">
      <style:text-properties fo:color="#7da7d8" style:text-outline="false" style:font-name="Ubuntu" fo:font-size="54pt" fo:text-shadow="1pt 1pt" style:font-size-asian="54pt" style:font-size-complex="54pt"/>
    </style:style>
    <style:style style:name="T3" style:family="text">
      <style:text-properties fo:color="#ffffff" style:text-outline="false" style:font-name="Ubuntu" fo:font-size="54pt" fo:text-shadow="1pt 1pt" style:font-size-asian="54pt" style:font-size-complex="54pt"/>
    </style:style>
    <style:style style:name="T4" style:family="text">
      <style:text-properties fo:color="#ffffff" style:font-name="Ubuntu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style:font-name="Ubuntu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2cm, 0cm, 1.67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3d73" draw:textarea-horizontal-align="justify" draw:textarea-vertical-align="middle" draw:auto-grow-height="false" fo:min-height="23.416cm" fo:min-width="9.5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23.125cm" fo:min-width="39.7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827cm" fo:min-width="39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91cm" fo:min-width="1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3d73" draw:textarea-horizontal-align="justify" draw:textarea-vertical-align="middle" draw:auto-grow-height="false" fo:min-height="1.132cm" fo:min-width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bitmap" draw:fill-image-name="ccfplii" draw:fill-image-width="9.439cm" draw:fill-image-height="8.289cm" style:repeat="no-repeat" draw:fill-image-ref-point="center" draw:textarea-horizontal-align="justify" draw:textarea-vertical-align="middle" draw:auto-grow-height="false" fo:min-height="5.819cm" fo:min-width="5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bitmap" draw:fill-image-name="Cfp3" draw:fill-image-width="9.439cm" draw:fill-image-height="8.553cm" style:repeat="no-repeat" draw:fill-image-ref-point="center" draw:textarea-horizontal-align="justify" draw:textarea-vertical-align="middle" draw:auto-grow-height="false" fo:min-height="5.819cm" fo:min-width="5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bitmap" draw:fill-image-name="cfp1" draw:fill-image-width="10.322cm" draw:fill-image-height="9.911cm" style:repeat="no-repeat" draw:fill-image-ref-point="center" draw:textarea-horizontal-align="justify" draw:textarea-vertical-align="middle" draw:auto-grow-height="false" fo:min-height="5.819cm" fo:min-width="5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bitmap" draw:fill-image-name="cfp222" draw:fill-image-width="10.322cm" draw:fill-image-height="8.553cm" style:repeat="no-repeat" draw:fill-image-ref-point="center" draw:textarea-horizontal-align="justify" draw:textarea-vertical-align="middle" draw:auto-grow-height="false" fo:min-height="5.819cm" fo:min-width="5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2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2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b2b2b2" draw:textarea-horizontal-align="justify" draw:textarea-vertical-align="middle" draw:auto-grow-height="false" fo:min-height="1.693cm" fo:min-width="8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333333" draw:textarea-horizontal-align="justify" draw:textarea-vertical-align="middle" draw:auto-grow-height="false" fo:min-height="0.399cm" fo:min-width="1.0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0066b3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ce181e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e3d200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ffffff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492cm" svg:y="0.346cm" svg:width="8.162cm" svg:height="3.863cm" draw:z-index="1"><draw:image xlink:href="Pictures/100000000000025D0000018940629344A24B1A13.jpg" xlink:type="simple" xlink:show="embed" xlink:actuate="onLoad" loext:mime-type="image/jpeg"/></draw:frame><draw:frame draw:style-name="fr2" draw:name="Image3" text:anchor-type="paragraph" svg:x="42.228cm" svg:y="0.026cm" svg:width="1.034cm" svg:height="1.034cm" draw:z-index="5"><draw:image xlink:href="Pictures/10000000000001DA000001DADCA4BDBB42F2BF4F.jpg" xlink:type="simple" xlink:show="embed" xlink:actuate="onLoad" loext:mime-type="image/jpeg"/></draw:frame><draw:frame draw:style-name="fr2" draw:name="Image2" text:anchor-type="paragraph" svg:x="4.445cm" svg:y="0.346cm" svg:width="1.96cm" svg:height="1.958cm" draw:z-index="21"><draw:image xlink:href="Pictures/10005BCE0000B7EE0000C17AB6E039E43E48BEE0.svg" xlink:type="simple" xlink:show="embed" xlink:actuate="onLoad" loext:mime-type="image/svg+xml"/><draw:image xlink:href="Pictures/10000201000002B2000002D52DCD1A92BE71F500.png" xlink:type="simple" xlink:show="embed" xlink:actuate="onLoad"/></draw:frame><draw:custom-shape text:anchor-type="paragraph" draw:z-index="0" draw:name="Forme1" draw:style-name="gr1" draw:text-style-name="P1" svg:width="9.579cm" svg:height="23.416cm" svg:x="-0.212cm" svg:y="-0.318cm"><text:p/><draw:enhanced-geometry svg:viewBox="0 0 21600 21600" draw:type="rectangle" draw:enhanced-path="M 0 0 L 21600 0 21600 21600 0 21600 0 0 Z N"/></draw:custom-shape><draw:custom-shape text:anchor-type="paragraph" draw:z-index="3" draw:name="Forme10" draw:style-name="gr3" draw:text-style-name="P3" svg:width="39.792cm" svg:height="1.828cm" svg:x="9.368cm" svg:y="-0.318cm"><text:p/><draw:enhanced-geometry svg:viewBox="0 0 21600 21600" draw:type="rectangle" draw:enhanced-path="M 0 0 L 21600 0 21600 21600 0 21600 0 0 Z N"/></draw:custom-shape><draw:custom-shape text:anchor-type="paragraph" draw:z-index="4" draw:name="Forme2" draw:style-name="gr4" draw:text-style-name="P4" svg:width="10.32cm" svg:height="1.006cm" svg:x="32.755cm" svg:y="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1" draw:style-name="gr2" draw:text-style-name="P2" svg:width="39.794cm" svg:height="23.125cm" svg:x="9.366cm" svg:y="-0.318cm"><text:p/><draw:enhanced-geometry svg:viewBox="0 0 21600 21600" draw:type="rectangle" draw:enhanced-path="M 0 0 L 21600 0 21600 21600 0 21600 0 0 Z N"/></draw:custom-shape><draw:line text:anchor-type="paragraph" draw:z-index="6" draw:name="Forme3" draw:style-name="gr5" draw:text-style-name="P5" svg:x1="43.259cm" svg:y1="0.026cm" svg:x2="43.259cm" svg:y2="1.058cm"><text:p/></draw:line><draw:line text:anchor-type="paragraph" draw:z-index="7" draw:name="Forme4" draw:style-name="gr5" draw:text-style-name="P5" svg:x1="42.228cm" svg:y1="0.026cm" svg:x2="42.228cm" svg:y2="1.058cm"><text:p/></draw:line><draw:line text:anchor-type="paragraph" draw:z-index="8" draw:name="Forme5" draw:style-name="gr5" draw:text-style-name="P5" svg:x1="43.26cm" svg:y1="0.026cm" svg:x2="42.228cm" svg:y2="0.026cm"><text:p/></draw:line><draw:line text:anchor-type="paragraph" draw:z-index="9" draw:name="Forme6" draw:style-name="gr5" draw:text-style-name="P5" svg:x1="42.228cm" svg:y1="1.058cm" svg:x2="43.26cm" svg:y2="1.058cm"><text:p/></draw:line><draw:custom-shape text:anchor-type="paragraph" draw:z-index="10" draw:name="Forme11" draw:style-name="gr6" draw:text-style-name="P1" svg:width="2.144cm" svg:height="1.8cm" svg:x="25.532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2" draw:name="Forme11" draw:style-name="gr6" draw:text-style-name="P1" svg:width="2.144cm" svg:height="1.8cm" svg:x="29.819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3" draw:name="Forme15" draw:style-name="gr7" draw:text-style-name="P6" svg:width="8.229cm" svg:height="8.229cm" svg:x="14.34cm" svg:y="2.9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e15" draw:style-name="gr8" draw:text-style-name="P7" svg:width="8.229cm" svg:height="8.229cm" svg:x="30.798cm" svg:y="13.2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15" draw:style-name="gr9" draw:text-style-name="P8" svg:width="8.229cm" svg:height="8.229cm" svg:x="30.798cm" svg:y="2.9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15" draw:style-name="gr10" draw:text-style-name="P9" svg:width="8.229cm" svg:height="8.229cm" svg:x="14.34cm" svg:y="13.2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7" draw:name="Forme8" draw:style-name="gr11" draw:text-style-name="P11" svg:width="6.827cm" svg:height="2.192cm" svg:x="15.081cm" svg:y="5.747cm"><draw:text-box><text:p text:style-name="P10"><text:span text:style-name="T1">CCFPLI</text:span></text:p></draw:text-box></draw:frame><draw:frame text:anchor-type="paragraph" draw:z-index="18" draw:name="Forme8" draw:style-name="gr12" draw:text-style-name="P11" svg:width="5.054cm" svg:height="2.193cm" svg:x="15.822cm" svg:y="16.034cm"><draw:text-box><text:p><text:span text:style-name="T2">CFP 2</text:span></text:p></draw:text-box></draw:frame><draw:frame text:anchor-type="paragraph" draw:z-index="19" draw:name="Forme8" draw:style-name="gr12" draw:text-style-name="P11" svg:width="5.054cm" svg:height="2.193cm" svg:x="32.597cm" svg:y="16.325cm"><draw:text-box><text:p text:style-name="P10"><text:span text:style-name="T1">CFP 3</text:span></text:p></draw:text-box></draw:frame><draw:frame text:anchor-type="paragraph" draw:z-index="20" draw:name="Forme8" draw:style-name="gr12" draw:text-style-name="P12" svg:width="5.054cm" svg:height="2.193cm" svg:x="32.491cm" svg:y="6.138cm"><draw:text-box><text:p><text:span text:style-name="T3">CFP 1</text:span></text:p></draw:text-box></draw:frame><draw:frame text:anchor-type="paragraph" draw:z-index="22" draw:name="Forme22" draw:style-name="gr13" draw:text-style-name="P14" svg:width="8.071cm" svg:height="0.768cm" svg:x="0.556cm" svg:y="4.445cm"><draw:text-box><text:p text:style-name="P13"><text:span text:style-name="T4">R <text:s text:c="2"/>E <text:s text:c="2"/>C <text:s text:c="2"/>R <text:s text:c="2"/>U <text:s text:c="2"/>T <text:s text:c="2"/>E <text:s text:c="2"/>M <text:s text:c="2"/>E <text:s text:c="2"/>N <text:s text:c="2"/>T</text:span></text:p></draw:text-box></draw:frame><draw:custom-shape text:anchor-type="paragraph" draw:z-index="11" draw:name="Forme11" draw:style-name="gr6" draw:text-style-name="P1" svg:width="2.144cm" svg:height="1.8cm" svg:x="27.675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3" draw:name="Forme7" draw:style-name="gr14" draw:text-style-name="P15" svg:width="8.229cm" svg:height="1.694cm" svg:x="0.492cm" svg:y="9.287cm"><text:p/><draw:enhanced-geometry svg:viewBox="0 0 21600 21600" draw:type="rectangle" draw:enhanced-path="M 0 0 L 21600 0 21600 21600 0 21600 0 0 Z N"/></draw:custom-shape><draw:custom-shape text:anchor-type="paragraph" draw:z-index="24" draw:name="Forme19" draw:style-name="gr15" draw:text-style-name="P16" svg:width="1.191cm" svg:height="0.795cm" svg:x="7.197cm" svg:y="9.8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5" draw:name="Forme12" draw:style-name="gr16" draw:text-style-name="P18" svg:width="4.615cm" svg:height="0.976cm" svg:x="3.455cm" svg:y="9.631cm"><draw:text-box><text:p text:style-name="P17"><text:span text:style-name="T5">CFP 1</text:span></text:p></draw:text-box></draw:frame><draw:line text:anchor-type="paragraph" draw:z-index="26" draw:name="Forme8" draw:style-name="gr17" draw:text-style-name="P19" svg:x1="2.318cm" svg:y1="9.472cm" svg:x2="2.318cm" svg:y2="10.746cm"><text:p/></draw:line><draw:custom-shape text:anchor-type="paragraph" draw:z-index="27" draw:name="Forme9" draw:style-name="gr18" draw:text-style-name="P20" svg:width="0.953cm" svg:height="0.953cm" svg:x="0.926cm" svg:y="9.6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Forme7" draw:style-name="gr14" draw:text-style-name="P15" svg:width="8.229cm" svg:height="1.694cm" svg:x="0.492cm" svg:y="12.674cm"><text:p/><draw:enhanced-geometry svg:viewBox="0 0 21600 21600" draw:type="rectangle" draw:enhanced-path="M 0 0 L 21600 0 21600 21600 0 21600 0 0 Z N"/></draw:custom-shape><draw:frame text:anchor-type="paragraph" draw:z-index="29" draw:name="Forme12" draw:style-name="gr16" draw:text-style-name="P18" svg:width="4.615cm" svg:height="0.976cm" svg:x="3.508cm" svg:y="13.018cm"><draw:text-box><text:p text:style-name="P17"><text:span text:style-name="T5">CFP 2</text:span></text:p></draw:text-box></draw:frame><draw:custom-shape text:anchor-type="paragraph" draw:z-index="30" draw:name="Forme19" draw:style-name="gr15" draw:text-style-name="P16" svg:width="1.191cm" svg:height="0.795cm" svg:x="7.223cm" svg:y="13.1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1" draw:name="Forme8" draw:style-name="gr17" draw:text-style-name="P19" svg:x1="2.318cm" svg:y1="12.806cm" svg:x2="2.318cm" svg:y2="14.08cm"><text:p/></draw:line><draw:custom-shape text:anchor-type="paragraph" draw:z-index="32" draw:name="Forme9" draw:style-name="gr19" draw:text-style-name="P21" svg:width="0.953cm" svg:height="0.953cm" svg:x="0.9cm" svg:y="13.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Forme7" draw:style-name="gr14" draw:text-style-name="P15" svg:width="8.229cm" svg:height="1.694cm" svg:x="0.492cm" svg:y="16.06cm"><text:p/><draw:enhanced-geometry svg:viewBox="0 0 21600 21600" draw:type="rectangle" draw:enhanced-path="M 0 0 L 21600 0 21600 21600 0 21600 0 0 Z N"/></draw:custom-shape><draw:frame text:anchor-type="paragraph" draw:z-index="34" draw:name="Forme12" draw:style-name="gr16" draw:text-style-name="P18" svg:width="4.615cm" svg:height="0.976cm" svg:x="3.429cm" svg:y="16.351cm"><draw:text-box><text:p text:style-name="P17"><text:span text:style-name="T5">CFP 3</text:span></text:p></draw:text-box></draw:frame><draw:custom-shape text:anchor-type="paragraph" draw:z-index="35" draw:name="Forme19" draw:style-name="gr15" draw:text-style-name="P16" svg:width="1.191cm" svg:height="0.795cm" svg:x="7.17cm" svg:y="16.53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6" draw:name="Forme8" draw:style-name="gr17" draw:text-style-name="P19" svg:x1="2.318cm" svg:y1="16.239cm" svg:x2="2.318cm" svg:y2="17.515cm"><text:p/></draw:line><draw:custom-shape text:anchor-type="paragraph" draw:z-index="37" draw:name="Forme9" draw:style-name="gr20" draw:text-style-name="P22" svg:width="0.953cm" svg:height="0.953cm" svg:x="0.873cm" svg:y="16.4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Forme7" draw:style-name="gr14" draw:text-style-name="P15" svg:width="8.229cm" svg:height="1.694cm" svg:x="0.545cm" svg:y="5.9cm"><text:p/><draw:enhanced-geometry svg:viewBox="0 0 21600 21600" draw:type="rectangle" draw:enhanced-path="M 0 0 L 21600 0 21600 21600 0 21600 0 0 Z N"/></draw:custom-shape><draw:frame text:anchor-type="paragraph" draw:z-index="39" draw:name="Forme12" draw:style-name="gr16" draw:text-style-name="P18" svg:width="4.615cm" svg:height="0.976cm" svg:x="3.535cm" svg:y="6.297cm"><draw:text-box><text:p text:style-name="P17"><text:span text:style-name="T5">CCFPLI</text:span></text:p></draw:text-box></draw:frame><draw:custom-shape text:anchor-type="paragraph" draw:z-index="40" draw:name="Forme9" draw:style-name="gr21" draw:text-style-name="P23" svg:width="0.953cm" svg:height="0.953cm" svg:x="0.926cm" svg:y="6.2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name="Forme8" draw:style-name="gr17" draw:text-style-name="P19" svg:x1="2.318cm" svg:y1="6.138cm" svg:x2="2.318cm" svg:y2="7.412cm"><text:p/></draw:line><draw:custom-shape text:anchor-type="paragraph" draw:z-index="42" draw:name="Forme19" draw:style-name="gr15" draw:text-style-name="P16" svg:width="1.191cm" svg:height="0.795cm" svg:x="7.17cm" svg:y="6.29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000000001DA000001DA11234FE4AF394980.jpg" xlink:type="simple" xlink:show="embed" xlink:actuate="onLoad"/>
    <draw:fill-image draw:name="Cfp3" xlink:href="Pictures/10000000000001DA000001DA11234FE4AF394980.jpg" xlink:type="simple" xlink:show="embed" xlink:actuate="onLoad"/>
    <draw:fill-image draw:name="ccfplii" xlink:href="Pictures/10000000000001DA0000029A512257A424A4213E.jpg" xlink:type="simple" xlink:show="embed" xlink:actuate="onLoad"/>
    <draw:fill-image draw:name="cfp1" xlink:href="Pictures/10000000000001DA0000016262ED6C3630657645.jpg" xlink:type="simple" xlink:show="embed" xlink:actuate="onLoad"/>
    <draw:fill-image draw:name="cfp222" xlink:href="Pictures/10000000000001DA000001DA798961FB8370AA8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7:48:08.119382045</meta:creation-date>
    <dc:date>2019-08-06T13:56:46.343021395</dc:date>
    <meta:editing-duration>PT1H15M14S</meta:editing-duration>
    <meta:editing-cycles>5</meta:editing-cycles>
    <meta:generator>LibreOffice/6.0.6.2$Linux_X86_64 LibreOffice_project/00m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